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 Compressed Heavy" svg:font-family="'Fira Sans Compressed Heavy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6.64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02cm" fo:min-width="16.64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385cm" fo:min-width="16.645cm"/>
    </style:style>
    <style:style style:name="gr4" style:family="graphic" style:parent-style-name="standard">
      <style:graphic-properties draw:textarea-horizontal-align="justify" draw:textarea-vertical-align="middle" draw:auto-grow-height="false" fo:min-height="0.873cm" fo:min-width="0.623cm"/>
    </style:style>
    <style:style style:name="gr5" style:family="graphic" style:parent-style-name="standard">
      <style:graphic-properties draw:textarea-horizontal-align="justify" draw:textarea-vertical-align="middle" draw:auto-grow-height="false" fo:min-height="0.199cm" fo:min-width="0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6.1cm" fo:min-width="13.4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385cm" fo:min-width="1.40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3.56cm" fo:min-width="7.438cm"/>
    </style:style>
    <style:style style:name="gr9" style:family="graphic" style:parent-style-name="standard">
      <style:graphic-properties draw:textarea-horizontal-align="justify" draw:textarea-vertical-align="middle" draw:auto-grow-height="false" fo:min-height="0.703cm" fo:min-width="7.438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.385cm" fo:min-width="4.262cm"/>
    </style:style>
    <style:style style:name="gr11" style:family="graphic" style:parent-style-name="standard">
      <style:graphic-properties draw:textarea-horizontal-align="justify" draw:textarea-vertical-align="middle" draw:auto-grow-height="false" fo:min-height="0.862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d4ea6b" loext:opacity="100%" style:font-name="Fira Sans Compressed Heavy" fo:font-size="11pt" fo:font-weight="bold" style:font-size-asian="11pt" style:font-weight-asian="bold" style:font-size-complex="11pt" style:font-weight-complex="bold"/>
    </style:style>
    <style:style style:name="P4" style:family="paragraph">
      <style:paragraph-properties fo:text-align="center"/>
      <style:text-properties fo:font-size="11pt" style:font-size-asian="11pt" style:font-size-complex="11pt"/>
    </style:style>
    <style:style style:name="T1" style:family="text">
      <style:text-properties fo:color="#d4ea6b" loext:opacity="100%" style:font-name="Fira Sans Compressed Heavy"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146cm" svg:height="10.795cm" svg:x="2.27cm" svg:y="14.6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1.27cm" svg:x="2.271cm" svg:y="14.652cm">
          <text:p text:style-name="P2">Anywhere Fitnes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145cm" svg:height="0.635cm" svg:x="2.271cm" svg:y="24.81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587cm" svg:height="1.587cm" svg:x="2.589cm" svg:y="16.24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3" draw:layer="layout" svg:width="0.635cm" svg:height="0.635cm" svg:x="3.858cm" svg:y="16.24cm">
          <text:p text:style-name="P2"><text:span text:style-name="T1">4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3.97cm" svg:height="6.35cm" svg:x="3.858cm" svg:y="18.462cm">
          <text:p text:style-name="P2">Class list<text:line-break/>filter list for my classes</text:p>
          <text:p text:style-name="P2">vs browse classes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05cm" svg:height="0.635cm" svg:x="17.193cm" svg:y="16.24cm">
          <text:p text:style-name="P2"><text:span text:style-name="T2">Logou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05cm" svg:height="0.635cm" svg:x="10.526cm" svg:y="16.24cm">
          <text:p text:style-name="P2"><text:span text:style-name="T2">Browse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05cm" svg:height="0.635cm" svg:x="12.748cm" svg:y="16.24cm">
          <text:p text:style-name="P2"><text:span text:style-name="T2">About</text:span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905cm" svg:height="0.635cm" svg:x="14.971cm" svg:y="16.24cm">
          <text:p text:style-name="P2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7.146cm" svg:height="10.795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7.145cm" svg:height="1.27cm" svg:x="2.27cm" svg:y="2.27cm">
          <text:p text:style-name="P2">Anywhere Fitness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7.145cm" svg:height="0.635cm" svg:x="2.27cm" svg:y="12.4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938cm" svg:height="3.81cm" svg:x="7.032cm" svg:y="5.76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7.938cm" svg:height="0.953cm" svg:x="7.032cm" svg:y="5.762cm">
          <text:p text:style-name="P2"><text:span text:style-name="T2">Log I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762cm" svg:height="0.635cm" svg:x="8.62cm" svg:y="7.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4.762cm" svg:height="0.635cm" svg:x="8.62cm" svg:y="8.30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635cm" svg:height="1.27cm" svg:x="10.49cm" svg:y="13.248cm">
          <text:p/>
          <draw:enhanced-geometry svg:viewBox="0 0 21600 21600" draw:text-areas="?f0 0 ?f2 ?f5" draw:mirror-horizontal="tru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Fira Sans Compressed Heavy" svg:font-family="'Fira Sans Compressed Heavy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19T20:08:00.064593314</meta:creation-date>
    <dc:date>2021-10-19T20:29:24.064250894</dc:date>
    <meta:editing-duration>PT1M3S</meta:editing-duration>
    <meta:editing-cycles>1</meta:editing-cycles>
    <meta:document-statistic meta:object-count="18"/>
    <meta:generator>LibreOffice/7.1.6.2.0$Linux_X86_64 LibreOffice_project/10$Build-2</meta:generator>
  </office:meta>
</office:document-meta>
</file>